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é-requis power designer sur Windows</text:p>
      <text:p text:style-name="Standard"/>
      <text:p text:style-name="Standard">1-Récupèrer sur le svn le .zip power designer (<text:bookmark-start text:name="DDE_LINK"/>0-Documents<text:bookmark-end text:name="DDE_LINK"/>/0-Handbook/mcd/mcd-powerdesigner.zip) </text:p>
      <text:p text:style-name="Standard">2-Récupèrer les scripts de deploiement dans <text:s/>0-Documents/0-Deployment/BDD deployment scripts</text:p>
      <text:p text:style-name="Standard">3-Mettre le tous dans la partition data D (partition accessible sous windows)</text:p>
      <text:p text:style-name="Standard">4-Booter sur Windows</text:p>
      <text:p text:style-name="Standard">5-Effectuer les modifications sur power designer</text:p>
      <text:p text:style-name="Standard">6-Toujours sous windows, modifier les scripts de deploiement en fonction des modifications effectuées dans 5</text:p>
      <text:p text:style-name="Standard">7-Rebooter sur Linux</text:p>
      <text:p text:style-name="Standard">8-Récupérer sur la partition Data les fichiers</text:p>
      <text:p text:style-name="Standard">9-Commiter</text:p>
      <text:p text:style-name="Standard">10-<text:span text:style-name="T1">Avertir les autres de cette modification </text:span><text:span text:style-name="T2">en remplissant le doc Report modifications of the MCD présent dans <text:s/></text:span><text:bookmark-start text:name="DDE_LINK2"/><text:span text:style-name="T2">0-Documents</text:span><text:bookmark-end text:name="DDE_LINK2"/><text:span text:style-name="T2">/0-Handbook/mcd/ à côté du mcd-powerdesigner.zip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2-03T12:57:52</meta:creation-date>
    <dc:creator>vincent</dc:creator>
    <dc:date>2009-02-03T13:06:45</dc:date>
    <meta:editing-cycles>1</meta:editing-cycles>
    <meta:editing-duration>PT8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18" meta:character-count="727"/>
  </office:meta>
</office:document-meta>
</file>